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3" style:family="paragraph" style:parent-style-name="Standard">
      <style:text-properties style:font-name="Verdana" fo:font-size="10pt" fo:background-color="#c0c0c0" style:font-size-asian="10pt" style:font-size-complex="10pt"/>
    </style:style>
    <style:style style:name="P4" style:family="paragraph" style:parent-style-name="Standard">
      <style:text-properties style:font-name="Verdana" fo:font-size="9pt" style:font-size-asian="9pt" style:font-size-complex="9pt"/>
    </style:style>
    <style:style style:name="P5"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6" style:family="paragraph" style:parent-style-name="Standard">
      <style:text-properties fo:language="de" fo:country="DE"/>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7pt" fo:font-weight="normal" style:font-size-asian="7pt" style:font-weight-asian="normal" style:font-size-complex="7pt" style:font-weight-complex="normal"/>
    </style:style>
    <style:style style:name="P9" style:family="paragraph" style:parent-style-name="Standard">
      <style:text-properties style:font-name="Arial" fo:font-size="11pt" fo:language="de" fo:country="CH" style:font-size-asian="11pt" style:font-size-complex="11pt"/>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size="11pt" fo:language="de" fo:country="DE" style:font-size-asian="11pt" style:font-size-complex="11pt"/>
    </style:style>
    <style:style style:name="P12" style:family="paragraph" style:parent-style-name="Standard">
      <style:text-properties fo:font-size="11pt" fo:font-weight="bold" style:font-size-asian="11pt" style:font-weight-asian="bold" style:font-size-complex="11pt"/>
    </style:style>
    <style:style style:name="P13" style:family="paragraph" style:parent-style-name="Standard">
      <style:text-properties fo:font-weight="bold" style:font-weight-asian="bold"/>
    </style:style>
    <style:style style:name="P14" style:family="paragraph" style:parent-style-name="Heading_20_6">
      <style:text-properties style:font-name="Arial" fo:font-size="9pt" style:font-size-asian="9pt" style:font-size-complex="9pt"/>
    </style:style>
    <style:style style:name="P15" style:family="paragraph" style:parent-style-name="Standard">
      <style:text-properties style:font-name="Verdana" fo:font-size="12pt" fo:font-weight="bold" style:font-size-asian="12pt" style:font-weight-asian="bold" style:font-size-complex="12pt" style:font-weight-complex="bold"/>
    </style:style>
    <style:style style:name="P16" style:family="paragraph" style:parent-style-name="Standard">
      <style:text-properties style:font-name="Verdana" fo:font-size="12pt" fo:font-weight="normal" style:font-size-asian="12pt" style:font-weight-asian="normal" style:font-size-complex="12pt" style:font-weight-complex="normal"/>
    </style:style>
    <style:style style:name="P17" style:family="paragraph" style:parent-style-name="Standard">
      <style:text-properties style:font-name="Verdana" fo:font-size="11pt" style:font-size-asian="11pt" style:font-size-complex="11pt"/>
    </style:style>
    <style:style style:name="P18" style:family="paragraph" style:parent-style-name="Standard">
      <style:paragraph-properties>
        <style:tab-stops>
          <style:tab-stop style:position="6.001cm" style:type="char" style:char="."/>
        </style:tab-stops>
      </style:paragraph-properties>
      <style:text-properties style:font-name="Verdana" fo:font-size="11pt" style:font-size-asian="11pt" style:font-size-complex="11pt"/>
    </style:style>
    <style:style style:name="fr1" style:family="graphic" style:parent-style-name="Frame">
      <style:graphic-properties style:vertical-pos="from-top" style:vertical-rel="page" style:horizontal-pos="from-left" style:horizontal-rel="page" fo:background-color="#c0c0c0" style:background-transparency="0%">
        <style:background-image/>
      </style:graphic-properties>
    </style:style>
    <style:style style:name="fr2"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8" text:anchor-type="page" text:anchor-page-number="1" svg:x="0.48cm" svg:y="5.53cm" svg:width="9.292cm" draw:z-index="0">
        <draw:text-box fo:min-height="1.752cm">
          <text:p text:style-name="P3">Für: [Patient.Name] [Patient.Vorname], [Patient.Geburtsdatum]</text:p>
          <text:p text:style-name="P3">Rechnungs-Nummer<text:tab/>[Rechnung.RnNummer]<text:tab/></text:p>
          <text:p text:style-name="P3">Rechnungs-Datum:<text:tab/>[Rechnung.RnDatum]<text:tab/></text:p>
          <text:p text:style-name="P3">Behandlungen von:<text:tab/>[Rechnung.RnDatumVon]</text:p>
          <text:p text:style-name="P3">Behandlungen bis:<text:tab/>[Rechnung.RnDatumBis]</text:p>
        </draw:text-box>
      </draw:frame>
      <draw:frame draw:style-name="fr2" draw:name="Frame1" text:anchor-type="page" text:anchor-page-number="1" svg:x="12.201cm" svg:y="4.001cm" svg:width="7.571cm" draw:z-index="1">
        <draw:text-box fo:min-height="3.81cm">
          <text:h text:style-name="P14" text:outline-level="6">[Mandant.Vorname] [Mandant.Name], [Mandant.Plz] [Mandant.Ort]</text:h>
          <text:p text:style-name="P9"/>
          <text:p text:style-name="P9">[Adressat.Anschrift]</text:p>
        </draw:text-box>
      </draw:frame>
      <text:p text:style-name="P5">[Mandant.Titel] [Mandant.Vorname] [Mandant.Name]<text:tab/>[Mandant.Ort], [Datum.heute]</text:p>
      <text:p text:style-name="P4">Facharzt für Allgemeinmedizin FMH</text:p>
      <text:p text:style-name="P4">KSK-Nr. [Mandant.KSK]</text:p>
      <text:p text:style-name="Standard"/>
      <text:p text:style-name="Standard"/>
      <text:p text:style-name="Standard"/>
      <text:p text:style-name="P3"/>
      <text:p text:style-name="P3"/>
      <text:p text:style-name="Standard"/>
      <text:p text:style-name="P6"/>
      <text:p text:style-name="Standard"/>
      <text:p text:style-name="Standard"/>
      <text:p text:style-name="Standard"/>
      <text:p text:style-name="Standard"/>
      <text:p text:style-name="Standard"/>
      <text:p text:style-name="Standard"/>
      <text:p text:style-name="P7"/>
      <text:p text:style-name="P7"/>
      <text:p text:style-name="P15">Dritte Mahnung</text:p>
      <text:p text:style-name="P16"/>
      <text:p text:style-name="P17">Sehr geehrte[Adressat:mwn:r Herr [Adressat.Name]/ Frau [Adressat.Name]/ Damen und Herren]</text:p>
      <text:p text:style-name="P17"/>
      <text:p text:style-name="P17">Ihre Zahlung ist noch immer nicht eingetroffen. Falls Sie den Betrag nicht aufbringen können, nehmen Sie bitte mit uns Kontakt auf, um eine Abzahlungsvereinbarung zu treffen. Andernfalls bezahlen Sie bitte innert 10 Tagen.</text:p>
      <text:p text:style-name="P17"/>
      <text:p text:style-name="P17"/>
      <text:p text:style-name="P18">[Leistungen]</text:p>
      <text:p text:style-name="P18"/>
      <text:p text:style-name="P10"/>
      <text:p text:style-name="P11"/>
      <text:p text:style-name="P10"/>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P13"/>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text:p text:style-name="Header"/>
      </style:header>
    </style:master-page>
    <style:master-page style:name="Endnote" style:page-layout-name="Mpm2"/>
    <style:master-page style:name="Next_20_convert_20_1" style:display-name="Next 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20-09-28T16:49:07.72</dc:date>
    <meta:print-date>2007-10-02T11:19:15</meta:print-date>
    <meta:editing-cycles>44</meta:editing-cycles>
    <meta:editing-duration>PT12H23M</meta:editing-duration>
    <dc:creator>Leon Mosimann</dc:creator>
    <meta:document-statistic meta:table-count="0" meta:image-count="0" meta:object-count="0" meta:page-count="1" meta:paragraph-count="16" meta:word-count="82" meta:character-count="862"/>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